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1.0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escal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cala" table:style-name="ta1" table:print-ranges="escala.A1:escala.AG15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991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Escala ASO1 - Calafate - Novembro</text:p>
          </table:table-cell>
          <table:covered-table-cell table:number-columns-repeated="32"/>
          <table:table-cell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Di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rcela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/>
          <table:table-cell/>
          <table:table-cell table:formula="of:=COUNTIF([.B4:.AG4]; &quot;B1&quot;)" office:value-type="float" office:value="5" calcext:value-type="float">
            <text:p>5</text:p>
          </table:table-cell>
          <table:table-cell table:formula="of:=COUNTIF([.B4:.AG4]; &quot;B2&quot;)" office:value-type="float" office:value="5" calcext:value-type="float">
            <text:p>5</text:p>
          </table:table-cell>
          <table:table-cell table:formula="of:=cont.se([.B4:.AG4]| &quot;B3&quot;)" office:value-type="string" office:string-value="" calcext:value-type="error">
            <text:p>Erro:508</text:p>
          </table:table-cell>
          <table:table-cell table:formula="of:=cont.se([.B4:.AG4]| &quot;B4&quot;)" office:value-type="string" office:string-value="" calcext:value-type="error">
            <text:p>Erro:508</text:p>
          </table:table-cell>
          <table:table-cell table:formula="of:=COUNTIF([.B4:.AG4]; &quot;Q1&quot;)" office:value-type="float" office:value="6" calcext:value-type="float">
            <text:p>6</text:p>
          </table:table-cell>
          <table:table-cell table:formula="of:=COUNTIF([.B4:.AG4]; &quot;Q2&quot;)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aulo D</text:p>
          </table:table-cell>
          <table:table-cell table:style-name="ce2" office:value-type="string" calcext:value-type="string">
            <text:p>15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/>
          <table:table-cell/>
          <table:table-cell table:formula="of:=COUNTIF([.B5:.AG5]; &quot;B1&quot;)" office:value-type="float" office:value="5" calcext:value-type="float">
            <text:p>5</text:p>
          </table:table-cell>
          <table:table-cell table:formula="of:=COUNTIF([.B5:.AG5]; &quot;B2&quot;)" office:value-type="float" office:value="6" calcext:value-type="float">
            <text:p>6</text:p>
          </table:table-cell>
          <table:table-cell table:formula="of:=cont.se([.B5:.AG5]| &quot;B3&quot;)" office:value-type="string" office:string-value="" calcext:value-type="error">
            <text:p>Erro:508</text:p>
          </table:table-cell>
          <table:table-cell table:formula="of:=cont.se([.B5:.AG5]| &quot;B4&quot;)" office:value-type="string" office:string-value="" calcext:value-type="error">
            <text:p>Erro:508</text:p>
          </table:table-cell>
          <table:table-cell table:formula="of:=COUNTIF([.B5:.AG5]; &quot;Q1&quot;)" office:value-type="float" office:value="6" calcext:value-type="float">
            <text:p>6</text:p>
          </table:table-cell>
          <table:table-cell table:formula="of:=COUNTIF([.B5:.AG5]; &quot;Q2&quot;)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abriela C</text:p>
          </table:table-cell>
          <table:table-cell table:style-name="ce2" office:value-type="string" calcext:value-type="string">
            <text:p>6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number-columns-repeated="2"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/>
          <table:table-cell/>
          <table:table-cell table:formula="of:=COUNTIF([.B6:.AG6]; &quot;B1&quot;)" office:value-type="float" office:value="4" calcext:value-type="float">
            <text:p>4</text:p>
          </table:table-cell>
          <table:table-cell table:formula="of:=COUNTIF([.B6:.AG6]; &quot;B2&quot;)" office:value-type="float" office:value="7" calcext:value-type="float">
            <text:p>7</text:p>
          </table:table-cell>
          <table:table-cell table:formula="of:=cont.se([.B6:.AG6]| &quot;B3&quot;)" office:value-type="string" office:string-value="" calcext:value-type="error">
            <text:p>Erro:508</text:p>
          </table:table-cell>
          <table:table-cell table:formula="of:=cont.se([.B6:.AG6]| &quot;B4&quot;)" office:value-type="string" office:string-value="" calcext:value-type="error">
            <text:p>Erro:508</text:p>
          </table:table-cell>
          <table:table-cell table:formula="of:=COUNTIF([.B6:.AG6]; &quot;Q1&quot;)" office:value-type="float" office:value="5" calcext:value-type="float">
            <text:p>5</text:p>
          </table:table-cell>
          <table:table-cell table:formula="of:=COUNTIF([.B6:.AG6]; &quot;Q2&quot;)" office:value-type="float" office:value="6" calcext:value-type="float">
            <text:p>6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rcia</text:p>
          </table:table-cell>
          <table:table-cell table:style-name="ce2" office:value-type="string" calcext:value-type="string">
            <text:p>9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4"/>
          <table:table-cell/>
          <table:table-cell table:formula="of:=COUNTIF([.B7:.AG7]; &quot;B1&quot;)" office:value-type="float" office:value="7" calcext:value-type="float">
            <text:p>7</text:p>
          </table:table-cell>
          <table:table-cell table:formula="of:=COUNTIF([.B7:.AG7]; &quot;B2&quot;)" office:value-type="float" office:value="5" calcext:value-type="float">
            <text:p>5</text:p>
          </table:table-cell>
          <table:table-cell table:formula="of:=cont.se([.B7:.AG7]| &quot;B3&quot;)" office:value-type="string" office:string-value="" calcext:value-type="error">
            <text:p>Erro:508</text:p>
          </table:table-cell>
          <table:table-cell table:formula="of:=cont.se([.B7:.AG7]| &quot;B4&quot;)" office:value-type="string" office:string-value="" calcext:value-type="error">
            <text:p>Erro:508</text:p>
          </table:table-cell>
          <table:table-cell table:formula="of:=COUNTIF([.B7:.AG7]; &quot;Q1&quot;)" office:value-type="float" office:value="4" calcext:value-type="float">
            <text:p>4</text:p>
          </table:table-cell>
          <table:table-cell table:formula="of:=COUNTIF([.B7:.AG7]; &quot;Q2&quot;)" office:value-type="float" office:value="6" calcext:value-type="float">
            <text:p>6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13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/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Q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/>
          <table:table-cell table:formula="of:=COUNTIF([.B8:.AG8]; &quot;B1&quot;)" office:value-type="float" office:value="4" calcext:value-type="float">
            <text:p>4</text:p>
          </table:table-cell>
          <table:table-cell table:formula="of:=COUNTIF([.B8:.AG8]; &quot;B2&quot;)" office:value-type="float" office:value="0" calcext:value-type="float">
            <text:p>0</text:p>
          </table:table-cell>
          <table:table-cell table:formula="of:=cont.se([.B8:.AG8]| &quot;B3&quot;)" office:value-type="string" office:string-value="" calcext:value-type="error">
            <text:p>Erro:508</text:p>
          </table:table-cell>
          <table:table-cell table:formula="of:=cont.se([.B8:.AG8]| &quot;B4&quot;)" office:value-type="string" office:string-value="" calcext:value-type="error">
            <text:p>Erro:508</text:p>
          </table:table-cell>
          <table:table-cell table:formula="of:=COUNTIF([.B8:.AG8]; &quot;Q1&quot;)" office:value-type="float" office:value="2" calcext:value-type="float">
            <text:p>2</text:p>
          </table:table-cell>
          <table:table-cell table:formula="of:=COUNTIF([.B8:.AG8]; &quot;Q2&quot;)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Jessica S</text:p>
          </table:table-cell>
          <table:table-cell table:style-name="ce2" office:value-type="string" calcext:value-type="string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/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table:number-columns-repeated="2"/>
          <table:table-cell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1</text:p>
          </table:table-cell>
          <table:table-cell table:style-name="ce4"/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2</text:p>
          </table:table-cell>
          <table:table-cell table:style-name="ce4" table:number-columns-repeated="2"/>
          <table:table-cell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Q2</text:p>
          </table:table-cell>
          <table:table-cell table:style-name="ce4"/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/>
          <table:table-cell table:formula="of:=COUNTIF([.B9:.AG9]; &quot;B1&quot;)" office:value-type="float" office:value="3" calcext:value-type="float">
            <text:p>3</text:p>
          </table:table-cell>
          <table:table-cell table:formula="of:=COUNTIF([.B9:.AG9]; &quot;B2&quot;)" office:value-type="float" office:value="2" calcext:value-type="float">
            <text:p>2</text:p>
          </table:table-cell>
          <table:table-cell table:formula="of:=cont.se([.B9:.AG9]| &quot;B3&quot;)" office:value-type="string" office:string-value="" calcext:value-type="error">
            <text:p>Erro:508</text:p>
          </table:table-cell>
          <table:table-cell table:formula="of:=cont.se([.B9:.AG9]| &quot;B4&quot;)" office:value-type="string" office:string-value="" calcext:value-type="error">
            <text:p>Erro:508</text:p>
          </table:table-cell>
          <table:table-cell table:formula="of:=COUNTIF([.B9:.AG9]; &quot;Q1&quot;)" office:value-type="float" office:value="2" calcext:value-type="float">
            <text:p>2</text:p>
          </table:table-cell>
          <table:table-cell table:formula="of:=COUNTIF([.B9:.AG9]; &quot;Q2&quot;)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hais A</text:p>
          </table:table-cell>
          <table:table-cell table:style-name="ce2" office:value-type="string" calcext:value-type="string">
            <text:p>4</text:p>
          </table:table-cell>
          <table:table-cell table:style-name="ce4" table:number-columns-repeated="2"/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table:number-columns-repeated="3"/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table:number-columns-repeated="2"/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/>
          <table:table-cell table:formula="of:=COUNTIF([.B10:.AG10]; &quot;B1&quot;)" office:value-type="float" office:value="1" calcext:value-type="float">
            <text:p>1</text:p>
          </table:table-cell>
          <table:table-cell table:formula="of:=COUNTIF([.B10:.AG10]; &quot;B2&quot;)" office:value-type="float" office:value="3" calcext:value-type="float">
            <text:p>3</text:p>
          </table:table-cell>
          <table:table-cell table:formula="of:=cont.se([.B10:.AG10]| &quot;B3&quot;)" office:value-type="string" office:string-value="" calcext:value-type="error">
            <text:p>Erro:508</text:p>
          </table:table-cell>
          <table:table-cell table:formula="of:=cont.se([.B10:.AG10]| &quot;B4&quot;)" office:value-type="string" office:string-value="" calcext:value-type="error">
            <text:p>Erro:508</text:p>
          </table:table-cell>
          <table:table-cell table:formula="of:=COUNTIF([.B10:.AG10]; &quot;Q1&quot;)" office:value-type="float" office:value="3" calcext:value-type="float">
            <text:p>3</text:p>
          </table:table-cell>
          <table:table-cell table:formula="of:=COUNTIF([.B10:.AG10]; &quot;Q2&quot;)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odrigo R</text:p>
          </table:table-cell>
          <table:table-cell table:style-name="ce2" office:value-type="string" calcext:value-type="string">
            <text:p>7</text:p>
          </table:table-cell>
          <table:table-cell table:style-name="ce4" table:number-columns-repeated="2"/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2</text:p>
          </table:table-cell>
          <table:table-cell table:style-name="ce4"/>
          <table:table-cell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number-columns-repeated="991"/>
        </table:table-row>
        <table:table-row table:style-name="ro2" table:number-rows-repeated="4">
          <table:table-cell table:style-name="ce2" table:number-columns-repeated="2"/>
          <table:table-cell table:style-name="ce4" table:number-columns-repeated="31"/>
          <table:table-cell table:number-columns-repeated="99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escala.$A$1" table:cell-range-address="$escala.$A$1:.$AG$1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09:01:18.5942932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scala" style:display-name="PageStyle_esca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8-10-31T09:15:11</meta:creation-date>
    <dc:date>2018-11-08T09:04:59.082524819</dc:date>
    <meta:generator>LibreOffice/6.0.3.2$Linux_X86_64 LibreOffice_project/00m0$Build-2</meta:generator>
    <meta:editing-duration>PT14M22S</meta:editing-duration>
    <meta:editing-cycles>3</meta:editing-cycles>
    <meta:document-statistic meta:table-count="1" meta:cell-count="316" meta:object-count="0"/>
    <meta:user-defined meta:name="AppVersion">2.5</meta:user-defined>
  </office:meta>
</office:document-meta>
</file>